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66666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876900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1.2cm"/>
    </style:style>
    <style:style style:name="gr4" style:family="graphic" style:parent-style-name="objectwithoutfill">
      <style:graphic-properties svg:stroke-width="0.081cm" svg:stroke-color="#0369a3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3465a4" draw:fill-color="#d36118" draw:textarea-horizontal-align="justify" draw:textarea-vertical-align="middle" draw:auto-grow-height="false" fo:min-height="2.75cm" fo:min-width="0cm"/>
    </style:style>
    <style:style style:name="gr6" style:family="graphic" style:parent-style-name="measure">
      <style:graphic-properties svg:stroke-width="0.035cm" svg:stroke-color="#666666" draw:marker-start-width="0.252cm" draw:marker-end-width="0.252cm" draw:textarea-vertical-align="middle" draw:line-distance="0.332cm"/>
    </style:style>
    <style:style style:name="gr7" style:family="graphic" style:parent-style-name="standard">
      <style:graphic-properties svg:stroke-color="#3465a4" draw:fill-color="#f5cd53" draw:textarea-horizontal-align="justify" draw:textarea-vertical-align="middle" draw:auto-grow-height="false" fo:min-height="2.75cm" fo:min-width="0.5cm"/>
    </style:style>
    <style:style style:name="gr8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66cm" fo:min-width="0.5cm"/>
    </style:style>
    <style:style style:name="gr9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0.5cm"/>
    </style:style>
    <style:style style:name="gr10" style:family="graphic" style:parent-style-name="standard">
      <style:graphic-properties svg:stroke-color="#3465a4" draw:fill-color="#f5cd5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svg:stroke-color="#3465a4" draw:fill-color="#aadcf7" draw:textarea-horizontal-align="justify" draw:textarea-vertical-align="middle" draw:auto-grow-height="false" fo:min-height="2.75cm" fo:min-width="0.5cm"/>
    </style:style>
    <style:style style:name="gr12" style:family="graphic" style:parent-style-name="standard">
      <style:graphic-properties svg:stroke-color="#3465a4" draw:fill-color="#aadcf7" draw:textarea-horizontal-align="justify" draw:textarea-vertical-align="middle" draw:auto-grow-height="false" fo:min-height="2.75cm" fo:min-width="1.5cm"/>
    </style:style>
    <style:style style:name="gr13" style:family="graphic" style:parent-style-name="standard">
      <style:graphic-properties svg:stroke-color="#3465a4" draw:fill-color="#43c330" draw:textarea-horizontal-align="justify" draw:textarea-vertical-align="middle" draw:auto-grow-height="false" fo:min-height="2.75cm" fo:min-width="0cm"/>
    </style:style>
    <style:style style:name="gr14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0.4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  <style:text-properties fo:color="#0369a3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729fcf"/>
      <style:paragraph-properties fo:text-align="center"/>
      <style:text-properties fo:color="#876900"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729fcf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d36118"/>
      <style:paragraph-properties fo:text-align="center"/>
      <style:text-properties style:font-name="Times New Roman" fo:font-size="12pt" style:font-size-asian="12pt" style:font-size-complex="12pt"/>
    </style:style>
    <style:style style:name="P8" style:family="paragraph">
      <style:paragraph-properties fo:text-align="center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loext:graphic-properties draw:fill-color="#f5cd53"/>
      <style:paragraph-properties fo:text-align="center"/>
      <style:text-properties style:font-name="Times New Roman" fo:font-size="12pt" style:font-size-asian="12pt" style:font-size-complex="12pt"/>
    </style:style>
    <style:style style:name="P10" style:family="paragraph">
      <loext:graphic-properties draw:fill="none" draw:fill-color="#729fc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729fcf"/>
      <style:paragraph-properties fo:text-align="center"/>
      <style:text-properties fo:color="#a33e03"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aadcf7"/>
      <style:paragraph-properties fo:text-align="center"/>
      <style:text-properties style:font-name="Times New Roman" fo:font-size="12pt" style:font-size-asian="12pt" style:font-size-complex="12pt"/>
    </style:style>
    <style:style style:name="P13" style:family="paragraph">
      <loext:graphic-properties draw:fill-color="#43c330"/>
      <style:paragraph-properties fo:text-align="center"/>
      <style:text-properties style:font-name="Times New Roman" fo:font-size="12pt" style:font-size-asian="12pt" style:font-size-complex="12pt"/>
    </style:style>
    <style:style style:name="P14" style:family="paragraph">
      <loext:graphic-properties draw:fill="none" draw:fill-color="#729fcf"/>
      <style:paragraph-properties fo:text-align="center"/>
      <style:text-properties fo:color="#106802"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729fcf"/>
      <style:paragraph-properties fo:text-align="center"/>
      <style:text-properties fo:color="#666666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369a3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369a3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876900"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769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text-position="-33% 58%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a33e03"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a33e03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106802"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106802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666666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8cm" svg:y1="4cm" svg:x2="6.1cm" svg:y2="4cm" draw:start-shape="id1" draw:start-glue-point="1" draw:end-shape="id2" draw:end-glue-point="3" svg:d="M4800 4000h1300" svg:viewBox="0 0 1301 1">
          <text:p/>
        </draw:connector>
        <draw:connector draw:style-name="gr1" draw:text-style-name="P1" draw:layer="layout" svg:x1="2.7cm" svg:y1="4cm" svg:x2="3.8cm" svg:y2="4cm" draw:start-shape="id3" draw:start-glue-point="1" draw:end-shape="id1" draw:end-glue-point="3" svg:d="M2700 4000h1100" svg:viewBox="0 0 1101 1">
          <text:p/>
        </draw:connector>
        <draw:line draw:style-name="gr2" draw:text-style-name="P2" draw:layer="layout" svg:x1="3.8cm" svg:y1="6.4cm" svg:x2="13.9cm" svg:y2="6.4cm">
          <text:p/>
        </draw:line>
        <draw:custom-shape draw:style-name="gr3" draw:text-style-name="P4" draw:layer="layout" svg:width="1.7cm" svg:height="0.4cm" svg:x="19.3cm" svg:y="6.6cm">
          <text:p text:style-name="P3"><text:span text:style-name="T1">D</text:span><text:span text:style-name="T1">ec</text:span><text:span text:style-name="T1">od</text:span><text:span text:style-name="T1">er <text:s/></text:span><text:span text:style-name="T2">g(</text:span><text:span text:style-name="T2">h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cm" svg:height="0.4cm" svg:x="7.9cm" svg:y="6.6cm">
          <text:p text:style-name="P3"><text:span text:style-name="T3">En</text:span><text:span text:style-name="T3">co</text:span><text:span text:style-name="T3">der </text:span><text:span text:style-name="T3"><text:s/></text:span><text:span text:style-name="T4">f(x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cm" svg:height="0.4cm" svg:x="1.8cm" svg:y="1.9cm">
          <text:p text:style-name="P3"><text:span text:style-name="T5">Inp</text:span><text:span text:style-name="T5">u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2cm" svg:y1="6.4cm" svg:x2="25.3cm" svg:y2="6.4cm">
          <text:p/>
        </draw:line>
        <draw:custom-shape draw:style-name="gr5" draw:text-style-name="P7" xml:id="id3" draw:id="id3" draw:layer="layout" svg:width="0.1cm" svg:height="3cm" svg:x="2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" draw:text-style-name="P8" draw:layer="measurelines" svg:x1="1.168cm" svg:y1="2.5cm" svg:x2="1.168cm" svg:y2="5.5cm">
          <text:p text:style-name="P8"><text:span text:style-name="T6">n</text:span><text:span text:style-name="T7">d</text:span></text:p>
        </draw:measure>
        <draw:custom-shape draw:style-name="gr7" draw:text-style-name="P9" xml:id="id1" draw:id="id1" draw:layer="layout" svg:width="1cm" svg:height="3cm" svg:x="3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cm" svg:height="0.416cm" svg:x="3.8cm" svg:y="1.9cm">
          <text:p text:style-name="P3"><text:span text:style-name="T5">Conv#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3.8cm" svg:y="5.716cm">
          <text:p text:style-name="P3"><text:span text:style-name="T8">3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2cm" svg:height="3cm" svg:x="6.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6.6cm" svg:y="1.916cm">
          <text:p text:style-name="P3"><text:span text:style-name="T5">Conv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6.6cm" svg:y="5.716cm">
          <text:p text:style-name="P3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1.7cm" svg:height="0.4cm" draw:transform="rotate (1.5707963267949) translate (2cm 4.9cm)">
          <text:p text:style-name="P3"><text:span text:style-name="T9">FG+EoR (</text:span><text:span text:style-name="T10">x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4" draw:id="id4" draw:layer="layout" svg:width="2cm" svg:height="3cm" svg:x="9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9.9cm" svg:y="1.916cm">
          <text:p text:style-name="P3"><text:span text:style-name="T5">Conv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9.9cm" svg:y="5.716cm">
          <text:p text:style-name="P3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5" draw:id="id5" draw:layer="layout" svg:width="1cm" svg:height="3cm" svg:x="12.8cm" svg:y="2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12.8cm" svg:y="1.92cm">
          <text:p text:style-name="P3"><text:span text:style-name="T5">Conv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12.8cm" svg:y="5.72cm">
          <text:p text:style-name="P3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6" draw:id="id6" draw:layer="layout" svg:width="1cm" svg:height="3cm" svg:x="15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15.2cm" svg:y="1.916cm">
          <text:p text:style-name="P3"><text:span text:style-name="T5">Conv#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15.2cm" svg:y="5.716cm">
          <text:p text:style-name="P3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7" draw:id="id7" draw:layer="layout" svg:width="2cm" svg:height="3cm" svg:x="1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18cm" svg:y="1.916cm">
          <text:p text:style-name="P3"><text:span text:style-name="T5">Conv#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18cm" svg:y="5.716cm">
          <text:p text:style-name="P3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8" draw:id="id8" draw:layer="layout" svg:width="2cm" svg:height="3cm" svg:x="20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21.3cm" svg:y="1.916cm">
          <text:p text:style-name="P3"><text:span text:style-name="T5">Conv#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21.3cm" svg:y="5.716cm">
          <text:p text:style-name="P3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9" draw:id="id9" draw:layer="layout" svg:width="1cm" svg:height="3cm" svg:x="24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4cm" svg:x="24.2cm" svg:y="1.916cm">
          <text:p text:style-name="P3"><text:span text:style-name="T5">Conv#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4cm" svg:x="24.2cm" svg:y="5.716cm">
          <text:p text:style-name="P3"><text:span text:style-name="T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7cm" svg:height="0.4cm" svg:x="25.714cm" svg:y="1.9cm">
          <text:p text:style-name="P3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0.1cm" svg:height="3cm" svg:x="26.51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9cm" svg:height="0.4cm" draw:transform="rotate (1.5707963267949) translate (27.1cm 4.45cm)">
          <text:p text:style-name="P3"><text:span text:style-name="T11">Reconstructed</text:span></text:p>
          <text:p text:style-name="P3"><text:span text:style-name="T11">EoR (</text:span><text:span text:style-name="T12">r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4cm" svg:x="26.1cm" svg:y="5.716cm">
          <text:p text:style-name="P3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cm" svg:height="0.4cm" svg:x="5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8.1cm" svg:y1="4cm" svg:x2="9.4cm" svg:y2="4cm" draw:start-shape="id2" draw:start-glue-point="1" draw:end-shape="id4" draw:end-glue-point="3" svg:d="M8100 4000h1300" svg:viewBox="0 0 1301 1">
          <text:p/>
        </draw:connector>
        <draw:connector draw:style-name="gr1" draw:text-style-name="P1" draw:layer="layout" svg:x1="11.4cm" svg:y1="4cm" svg:x2="12.8cm" svg:y2="4.004cm" draw:start-shape="id4" draw:start-glue-point="1" draw:end-shape="id5" draw:end-glue-point="3" svg:d="M11400 4000h700v4h700" svg:viewBox="0 0 1401 5">
          <text:p/>
        </draw:connector>
        <draw:custom-shape draw:style-name="gr9" draw:text-style-name="P15" draw:layer="layout" svg:width="1cm" svg:height="0.4cm" svg:x="8.2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cm" svg:height="0.4cm" svg:x="11.6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cm" svg:height="0.4cm" svg:x="14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3.8cm" svg:y1="4.004cm" svg:x2="15.2cm" svg:y2="4cm" draw:start-shape="id5" draw:start-glue-point="1" draw:end-shape="id6" draw:end-glue-point="3" svg:d="M13800 4004h700v-4h700" svg:viewBox="0 0 1401 5">
          <text:p/>
        </draw:connector>
        <draw:connector draw:style-name="gr1" draw:text-style-name="P1" draw:layer="layout" svg:x1="16.2cm" svg:y1="4cm" svg:x2="17.5cm" svg:y2="4cm" draw:start-shape="id6" draw:start-glue-point="1" draw:end-shape="id7" draw:end-glue-point="3" svg:d="M16200 4000h1300" svg:viewBox="0 0 1301 1">
          <text:p/>
        </draw:connector>
        <draw:connector draw:style-name="gr1" draw:text-style-name="P1" draw:layer="layout" svg:x1="19.5cm" svg:y1="4cm" svg:x2="20.8cm" svg:y2="4cm" draw:start-shape="id7" draw:start-glue-point="1" draw:end-shape="id8" draw:end-glue-point="3" svg:d="M19500 4000h1300" svg:viewBox="0 0 1301 1">
          <text:p/>
        </draw:connector>
        <draw:connector draw:style-name="gr1" draw:text-style-name="P1" draw:layer="layout" svg:x1="22.8cm" svg:y1="4cm" svg:x2="24.2cm" svg:y2="4cm" draw:start-shape="id8" draw:start-glue-point="1" draw:end-shape="id9" draw:end-glue-point="3" svg:d="M22800 4000h1400" svg:viewBox="0 0 1401 1">
          <text:p/>
        </draw:connector>
        <draw:connector draw:style-name="gr1" draw:text-style-name="P1" draw:layer="layout" svg:x1="25.2cm" svg:y1="4cm" svg:x2="26.514cm" svg:y2="4cm" draw:start-shape="id9" draw:start-glue-point="1" draw:end-shape="id10" draw:end-glue-point="3" svg:d="M25200 4000h1314" svg:viewBox="0 0 1315 1">
          <text:p/>
        </draw:connector>
        <draw:custom-shape draw:style-name="gr9" draw:text-style-name="P15" draw:layer="layout" svg:width="1cm" svg:height="0.4cm" svg:x="16.4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cm" svg:height="0.4cm" svg:x="23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cm" svg:height="0.4cm" svg:x="19.7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cm" svg:height="0.4cm" svg:x="25.3cm" svg:y="3.416cm">
          <text:p text:style-name="P3"><text:span text:style-name="T13">B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新宋体" style:font-family-asian="新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="Dimension_20_Lines" draw:marker-start-width="0.3cm" draw:marker-end="Dimension_20_Lines" draw:marker-end-width="0.3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1" draw:fill-hatch-name="Hatching_20_1" draw:fill-image-name="Bitmap_20_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y</meta:initial-creator>
    <meta:creation-date>2018-08-28T11:11:22.764456948</meta:creation-date>
    <dc:date>2018-12-11T16:30:23.028635850</dc:date>
    <dc:creator>Aly</dc:creator>
    <meta:editing-duration>PT1H16M44S</meta:editing-duration>
    <meta:editing-cycles>19</meta:editing-cycles>
    <meta:generator>LibreOffice/6.1.3.2$Linux_X86_64 LibreOffice_project/10$Build-2</meta:generator>
    <meta:document-statistic meta:object-count="53"/>
  </office:meta>
</office:document-meta>
</file>